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Noto Serif" svg:font-family="'Noto Serif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text-properties fo:color="#d4d4d4" style:font-name="Consolas" fo:font-size="10.5pt" fo:font-weight="normal" fo:background-color="#1e1e1e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text-properties fo:color="#6a9955" style:font-name="Consolas" fo:font-size="10.5pt" fo:font-weight="normal" fo:background-color="#1e1e1e" style:font-weight-asian="normal" style:font-weight-complex="normal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font-weight="normal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fo:font-weight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ackground-color="#00ccff">
        <style:background-image/>
      </style:paragraph-properties>
    </style:style>
    <style:style style:name="P13" style:family="paragraph" style:parent-style-name="Text_20_body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70707" style:font-name="Noto Serif" fo:font-size="13.5pt" fo:letter-spacing="normal" fo:font-style="normal" fo:font-weight="normal"/>
    </style:style>
    <style:style style:name="P14" style:family="paragraph" style:parent-style-name="Standard" style:list-style-name="L1"/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 style:list-style-name="L4">
      <style:text-properties fo:font-weight="normal" style:font-weight-asian="normal" style:font-weight-complex="normal"/>
    </style:style>
    <style:style style:name="P18" style:family="paragraph" style:parent-style-name="Standard" style:list-style-name="L3"/>
    <style:style style:name="P19" style:family="paragraph" style:parent-style-name="Standard" style:list-style-name="L4">
      <style:text-properties fo:font-weight="bold" style:font-weight-asian="bold" style:font-weight-complex="bold"/>
    </style:style>
    <style:style style:name="P20" style:family="paragraph" style:parent-style-name="Standard" style:list-style-name="L1">
      <style:paragraph-properties fo:background-color="#3399ff">
        <style:background-image/>
      </style:paragraph-properties>
    </style:style>
    <style:style style:name="P21" style:family="paragraph" style:parent-style-name="Standard" style:list-style-name="L1">
      <style:paragraph-properties fo:background-color="#66ffff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3">
      <style:paragraph-properties fo:background-color="#66ffff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 style:list-style-name="L2">
      <style:paragraph-properties fo:background-color="#66ffff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 style:list-style-name="L2">
      <style:paragraph-properties fo:background-color="#6666ff">
        <style:background-image/>
      </style:paragraph-properties>
      <style:text-properties fo:font-weight="normal" style:font-weight-asian="normal" style:font-weight-complex="normal"/>
    </style:style>
    <style:style style:name="P25" style:family="paragraph" style:parent-style-name="Standard" style:list-style-name="L2">
      <style:paragraph-properties fo:background-color="#00ffff">
        <style:background-image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569cd6" style:font-name="Consolas" fo:font-size="10.5pt" fo:font-weight="normal" fo:background-color="#1e1e1e" style:font-weight-asian="normal" style:font-weight-complex="normal"/>
    </style:style>
    <style:style style:name="T7" style:family="text">
      <style:text-properties fo:color="#569cd6" style:font-name="Consolas" fo:font-size="10.5pt" fo:background-color="#1e1e1e"/>
    </style:style>
    <style:style style:name="T8" style:family="text">
      <style:text-properties fo:color="#d4d4d4" style:font-name="Consolas" fo:font-size="10.5pt" fo:font-weight="normal" fo:background-color="#1e1e1e"/>
    </style:style>
    <style:style style:name="T9" style:family="text">
      <style:text-properties fo:color="#d4d4d4" style:font-name="Consolas" fo:font-size="10.5pt" fo:font-weight="normal" fo:background-color="#1e1e1e" style:font-weight-asian="normal" style:font-weight-complex="normal"/>
    </style:style>
    <style:style style:name="T10" style:family="text">
      <style:text-properties fo:color="#d4d4d4" style:font-name="Consolas" fo:font-size="10.5pt" fo:background-color="#1e1e1e"/>
    </style:style>
    <style:style style:name="T11" style:family="text">
      <style:text-properties fo:color="#d4d4d4" fo:background-color="#1e1e1e"/>
    </style:style>
    <style:style style:name="T12" style:family="text">
      <style:text-properties fo:color="#d4d4d4" fo:font-weight="normal" fo:background-color="#1e1e1e" style:font-weight-asian="normal" style:font-weight-complex="normal"/>
    </style:style>
    <style:style style:name="T13" style:family="text">
      <style:text-properties fo:color="#dcdcaa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dcdcaa" style:font-name="Consolas" fo:font-size="10.5pt" fo:font-weight="normal" fo:background-color="#1e1e1e"/>
    </style:style>
    <style:style style:name="T16" style:family="text">
      <style:text-properties fo:color="#dcdcaa" style:font-name="Consolas" fo:font-size="10.5pt" fo:font-weight="normal" fo:background-color="#1e1e1e" style:font-weight-asian="normal" style:font-weight-complex="normal"/>
    </style:style>
    <style:style style:name="T17" style:family="text">
      <style:text-properties fo:color="#dcdcaa" style:font-name="Consolas" fo:font-size="10.5pt" fo:background-color="#1e1e1e"/>
    </style:style>
    <style:style style:name="T18" style:family="text">
      <style:text-properties fo:color="#ce9178"/>
    </style:style>
    <style:style style:name="T19" style:family="text">
      <style:text-properties fo:color="#ce9178" style:font-name="Consolas" fo:font-size="10.5pt" fo:font-weight="normal"/>
    </style:style>
    <style:style style:name="T20" style:family="text">
      <style:text-properties fo:color="#ce9178" style:font-name="Consolas" fo:font-size="10.5pt" fo:font-weight="normal" fo:background-color="#1e1e1e"/>
    </style:style>
    <style:style style:name="T21" style:family="text">
      <style:text-properties fo:color="#ce9178" style:font-name="Consolas" fo:font-size="10.5pt" fo:font-weight="normal" fo:background-color="#1e1e1e" style:font-weight-asian="normal" style:font-weight-complex="normal"/>
    </style:style>
    <style:style style:name="T22" style:family="text">
      <style:text-properties fo:color="#ce9178" style:font-name="Consolas" fo:font-size="10.5pt" fo:background-color="#1e1e1e"/>
    </style:style>
    <style:style style:name="T23" style:family="text">
      <style:text-properties fo:color="#4fc1ff"/>
    </style:style>
    <style:style style:name="T24" style:family="text">
      <style:text-properties fo:color="#4fc1ff" style:font-name="Consolas" fo:font-size="10.5pt" fo:font-weight="normal"/>
    </style:style>
    <style:style style:name="T25" style:family="text">
      <style:text-properties fo:color="#4fc1ff" style:font-name="Consolas" fo:font-size="10.5pt" fo:font-weight="normal" fo:background-color="#1e1e1e"/>
    </style:style>
    <style:style style:name="T26" style:family="text">
      <style:text-properties fo:color="#4fc1ff" style:font-name="Consolas" fo:font-size="10.5pt" fo:background-color="#1e1e1e"/>
    </style:style>
    <style:style style:name="T27" style:family="text">
      <style:text-properties fo:color="#9cdcfe"/>
    </style:style>
    <style:style style:name="T28" style:family="text">
      <style:text-properties fo:color="#9cdcfe" style:font-name="Consolas" fo:font-size="10.5pt" fo:font-weight="normal"/>
    </style:style>
    <style:style style:name="T29" style:family="text">
      <style:text-properties fo:color="#9cdcfe" style:font-name="Consolas" fo:font-size="10.5pt" fo:font-weight="normal" fo:background-color="#1e1e1e"/>
    </style:style>
    <style:style style:name="T30" style:family="text">
      <style:text-properties fo:color="#4ec9b0"/>
    </style:style>
    <style:style style:name="T31" style:family="text">
      <style:text-properties fo:color="#4ec9b0" style:font-name="Consolas" fo:font-size="10.5pt" fo:font-weight="normal"/>
    </style:style>
    <style:style style:name="T32" style:family="text">
      <style:text-properties fo:color="#4ec9b0" style:font-name="Consolas" fo:font-size="10.5pt" fo:font-weight="normal" fo:background-color="#1e1e1e"/>
    </style:style>
    <style:style style:name="T33" style:family="text">
      <style:text-properties fo:color="#4ec9b0" style:font-name="Consolas" fo:font-size="10.5pt" fo:font-weight="normal" fo:background-color="#1e1e1e" style:font-weight-asian="normal" style:font-weight-complex="normal"/>
    </style:style>
    <style:style style:name="T34" style:family="text">
      <style:text-properties fo:color="#4ec9b0" style:font-name="Consolas" fo:font-size="10.5pt" fo:background-color="#1e1e1e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color="#6a9955" style:font-name="Consolas" fo:font-size="10.5pt" fo:font-weight="normal" fo:background-color="#1e1e1e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586c0"/>
    </style:style>
    <style:style style:name="T39" style:family="text">
      <style:text-properties fo:color="#c586c0" style:font-name="Consolas" fo:font-size="10.5pt" fo:font-weight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70707" style:font-name="Noto Serif" fo:font-size="13.5pt" fo:letter-spacing="normal" fo:font-style="normal" fo:font-weight="bol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<text:s text:c="3"/><text:span text:style-name="T40"><text:s/></text:span><text:span text:style-name="T41"><text:tab/>Creacion de un EndPoint </text:span></text:p>
      <text:p text:style-name="Standard"/>
      <text:list xml:id="list3928036024400216684" text:style-name="L1">
        <text:list-item>
          <text:p text:style-name="P20">Trabajo <text:s/>a nivel del <text:span text:style-name="T1">backend </text:span>(<text:span text:style-name="T1">server</text:span>) .</text:p>
        </text:list-item>
        <text:list-item>
          <text:p text:style-name="P14"><text:a xlink:type="simple" xlink:href="https://es.stackoverflow.com/questions/51758/qué-es-un-entry-point-y-un-end-point/51764" text:style-name="Internet_20_link" text:visited-style-name="Visited_20_Internet_20_Link">https://es.stackoverflow.com/questions/51758/qu%C3%A9-es-un-entry-point-y-un-end-point/51764</text:a> (explicacion de un entrypoint y un endpoint)</text:p>
          <text:p text:style-name="P14"/>
        </text:list-item>
        <text:list-item>
          <text:p text:style-name="P14">Utilizamos la librería de <text:span text:style-name="T1">express </text:span><text:span text:style-name="T2">: </text:span></text:p>
        </text:list-item>
        <text:list-item>
          <text:p text:style-name="P21">server → routers → user.js :<text:tab/></text:p>
        </text:list-item>
      </text:list>
      <text:p text:style-name="P8"/>
      <text:p text:style-name="Standard"><text:span text:style-name="T6">const</text:span><text:span text:style-name="T9"> </text:span><text:span text:style-name="T16">express</text:span><text:span text:style-name="T9"> = </text:span><text:span text:style-name="T16">require</text:span><text:span text:style-name="T9">(</text:span><text:span text:style-name="T21">'express'</text:span><text:span text:style-name="T9">);</text:span></text:p>
      <text:p text:style-name="P5">// importacion del controlador </text:p>
      <text:p text:style-name="P7"><text:span text:style-name="T5">const</text:span><text:span text:style-name="T8"> </text:span><text:span text:style-name="T25">UserController</text:span><text:span text:style-name="T8"> = </text:span><text:span text:style-name="T15">require</text:span><text:span text:style-name="T8">(</text:span><text:span text:style-name="T20">'../controllers/user'</text:span><text:span text:style-name="T8">) ; </text:span></text:p>
      <text:p text:style-name="P5">// variable para generar otra ruta </text:p>
      <text:p text:style-name="P7"><text:span text:style-name="T5">const</text:span><text:span text:style-name="T8"> </text:span><text:span text:style-name="T25">api</text:span><text:span text:style-name="T8"> = </text:span><text:span text:style-name="T15">express</text:span><text:span text:style-name="T8">.</text:span><text:span text:style-name="T15">Router</text:span><text:span text:style-name="T8">();</text:span></text:p>
      <text:p text:style-name="P5">// cuando hacemos post en /sign-up se ejecuta UserController.signUp</text:p>
      <text:p text:style-name="P1"><text:span text:style-name="T23">api</text:span>.<text:span text:style-name="T13">post</text:span> (<text:span text:style-name="T18">'/sign-up'</text:span> , <text:span text:style-name="T27">UserController</text:span>.<text:span text:style-name="T13">signUp</text:span>);</text:p>
      <text:p text:style-name="P5">// cuando hacemos post en /sign-in se ejecuta UserController.signIn</text:p>
      <text:p text:style-name="P1"><text:span text:style-name="T23">api</text:span>.<text:span text:style-name="T13">post</text:span> (<text:span text:style-name="T18">'/sign-in'</text:span> , <text:span text:style-name="T27">UserController</text:span>.<text:span text:style-name="T13">signIn</text:span>);</text:p>
      <text:p text:style-name="P5">// cuando hacemos get en /users se ejecuta UserController.signIn</text:p>
      <text:p text:style-name="P1"><text:span text:style-name="T23">api</text:span>.<text:span text:style-name="T13">get</text:span>(<text:span text:style-name="T18">'/users'</text:span> , <text:span text:style-name="T27">UserController</text:span>.<text:span text:style-name="T13">getUsers</text:span>);</text:p>
      <text:p text:style-name="P5">//exportamos la funcionalidad </text:p>
      <text:p text:style-name="P1"><text:span text:style-name="T23">module</text:span>.<text:span text:style-name="T23">exports</text:span> = <text:span text:style-name="T23">api</text:span>;</text:p>
      <text:p text:style-name="P8"/>
      <text:list xml:id="list8246732869992558830" text:style-name="L2">
        <text:list-item>
          <text:p text:style-name="P15">el objeto api tiene distintos metodos o peticiones : POST , GET , DELETE , COPY ,PUT , etc .</text:p>
        </text:list-item>
        <text:list-item>
          <text:p text:style-name="P15">Necesita un path y hacer referencia a una funcionalidad del objeto UserController (el objeto del controlador )en este caso signIn , signUp , etc ya configurada .</text:p>
          <text:p text:style-name="P15"/>
        </text:list-item>
      </text:list>
      <text:p text:style-name="P6">// importacion del controlador </text:p>
      <text:p text:style-name="P1"><text:span text:style-name="T3">const</text:span> <text:span text:style-name="T23">UserController</text:span> = <text:span text:style-name="T13">require</text:span>(<text:span text:style-name="T18">'../controllers/user'</text:span>) ; </text:p>
      <text:p text:style-name="P8"/>
      <text:list xml:id="list2979789433777747865" text:style-name="L3">
        <text:list-item>
          <text:p text:style-name="P18"><text:span text:style-name="T2">El modelo de controlador se define mediante la <text:s/>librería de </text:span><text:span text:style-name="T1">mongoose </text:span><text:span text:style-name="T2">:</text:span></text:p>
          <text:p text:style-name="P16"/>
        </text:list-item>
        <text:list-item>
          <text:p text:style-name="P22">server → models → user.js :<text:tab/></text:p>
        </text:list-item>
      </text:list>
      <text:p text:style-name="P8"/>
      <text:p text:style-name="Standard"><text:span text:style-name="T6">const</text:span><text:span text:style-name="T9"> </text:span><text:span text:style-name="T33">mongoose</text:span><text:span text:style-name="T9"> = </text:span><text:span text:style-name="T16">require</text:span><text:span text:style-name="T9">(</text:span><text:span text:style-name="T21">'mongoose'</text:span><text:span text:style-name="T9">) ; </text:span></text:p>
      <text:p text:style-name="P7"><text:span text:style-name="T5">const</text:span><text:span text:style-name="T8"> </text:span><text:span text:style-name="T32">Schema</text:span><text:span text:style-name="T8"> = </text:span><text:span text:style-name="T32">mongoose</text:span><text:span text:style-name="T8">.</text:span><text:span text:style-name="T32">Schema</text:span><text:span text:style-name="T8"> ; </text:span></text:p>
      <text:p text:style-name="P7"><text:span text:style-name="T5">const</text:span><text:span text:style-name="T8"> </text:span><text:span text:style-name="T25">UserSchema</text:span><text:span text:style-name="T8"> =</text:span><text:span text:style-name="T5">new</text:span><text:span text:style-name="T8"> </text:span><text:span text:style-name="T32">Schema</text:span><text:span text:style-name="T8">({   </text:span><text:span text:style-name="T36">// aca va el modelo de usuario </text:span></text:p>
      <text:p text:style-name="P4">    <text:span text:style-name="T31">name</text:span><text:span text:style-name="T28"> :</text:span><text:span text:style-name="T37"> </text:span><text:span text:style-name="T31">String</text:span><text:span text:style-name="T37"> ,</text:span></text:p>
      <text:p text:style-name="P4">    <text:span text:style-name="T31">lastname</text:span><text:span text:style-name="T28"> :</text:span><text:span text:style-name="T37"> </text:span><text:span text:style-name="T31">String</text:span><text:span text:style-name="T37"> , </text:span></text:p>
      <text:p text:style-name="P4">    <text:span text:style-name="T28">email :</text:span><text:span text:style-name="T37"> {</text:span></text:p>
      <text:p text:style-name="P4">        <text:span text:style-name="T31">type</text:span><text:span text:style-name="T28">:</text:span><text:span text:style-name="T37"> </text:span><text:span text:style-name="T31">String</text:span><text:span text:style-name="T37"> ,</text:span></text:p>
      <text:p text:style-name="P4">        <text:span text:style-name="T28">unique:</text:span><text:span text:style-name="T37"> </text:span><text:span text:style-name="T4">true</text:span><text:span text:style-name="T37"> ,    </text:span></text:p>
      <text:p text:style-name="P4">    <text:span text:style-name="T37">},</text:span></text:p>
      <text:p text:style-name="P4">    <text:span text:style-name="T31">password</text:span><text:span text:style-name="T28"> :</text:span><text:span text:style-name="T37"> </text:span><text:span text:style-name="T31">String</text:span><text:span text:style-name="T37"> ,</text:span></text:p>
      <text:p text:style-name="P4">    <text:span text:style-name="T31">role</text:span><text:span text:style-name="T28"> :</text:span><text:span text:style-name="T37"> </text:span><text:span text:style-name="T31">String</text:span><text:span text:style-name="T37">,</text:span></text:p>
      <text:p text:style-name="P7"><text:span text:style-name="T11">    </text:span><text:span text:style-name="T32">active</text:span><text:span text:style-name="T29">:</text:span><text:span text:style-name="T8"> </text:span><text:span text:style-name="T32">Boolean</text:span></text:p>
      <text:p text:style-name="P1">});</text:p>
      <text:p text:style-name="P5">//exportacion del modelo</text:p>
      <text:p text:style-name="P10"><text:span text:style-name="T34">module</text:span><text:span text:style-name="T10">.</text:span><text:span text:style-name="T34">exports</text:span><text:span text:style-name="T10"> = </text:span><text:span text:style-name="T34">mongoose</text:span><text:span text:style-name="T10">.</text:span><text:span text:style-name="T17">model</text:span><text:span text:style-name="T10"> (</text:span><text:span text:style-name="T22">"User"</text:span><text:span text:style-name="T10">, </text:span><text:span text:style-name="T26">UserSchema</text:span><text:span text:style-name="T10">) ; </text:span></text:p>
      <text:p text:style-name="P1"><text:soft-page-break/></text:p>
      <text:p text:style-name="P1"/>
      <text:list xml:id="list38562486" text:continue-list="list8246732869992558830" text:style-name="L2">
        <text:list-item>
          <text:p text:style-name="P15">Realizamos las pruebas mediante el POSTMAN </text:p>
        </text:list-item>
      </text:list>
      <text:p text:style-name="P8"/>
      <text:list xml:id="list38545267" text:continue-numbering="true" text:style-name="L2">
        <text:list-item>
          <text:p text:style-name="P23">server → controllers → user.js :</text:p>
          <text:p text:style-name="P15"/>
        </text:list-item>
        <text:list-item>
          <text:p text:style-name="P15">Aqui quedan definidas las funcionalidades a asociar a cada ruta :</text:p>
        </text:list-item>
      </text:list>
      <text:p text:style-name="P8"/>
      <text:p text:style-name="P6">// importacion del modelo </text:p>
      <text:p text:style-name="P1"><text:span text:style-name="T3">const</text:span> <text:span text:style-name="T23">User</text:span> = <text:span text:style-name="T13">require</text:span> (<text:span text:style-name="T18">'../models/user'</text:span>) ;</text:p>
      <text:p text:style-name="P1"/>
      <text:p text:style-name="P1"><text:span text:style-name="T3">function</text:span> <text:span text:style-name="T13">signIn</text:span>(<text:span text:style-name="T27">req</text:span>, <text:span text:style-name="T27">res</text:span>){.....}</text:p>
      <text:p text:style-name="P1"><text:span text:style-name="T3">function</text:span> <text:span text:style-name="T13">signUp</text:span> (<text:span text:style-name="T27">req</text:span> , <text:span text:style-name="T27">res</text:span> ){.....}</text:p>
      <text:p text:style-name="P1"><text:span text:style-name="T3">function</text:span> <text:span text:style-name="T13">getUsers</text:span>(<text:span text:style-name="T27">req</text:span> , <text:span text:style-name="T27">res</text:span>){.....}</text:p>
      <text:p text:style-name="P1"/>
      <text:p text:style-name="P1"><text:span text:style-name="T30">module</text:span>.<text:span text:style-name="T30">exports</text:span> = {</text:p>
      <text:p text:style-name="P4">    <text:span text:style-name="T14">signUp</text:span><text:span text:style-name="T37">,</text:span></text:p>
      <text:p text:style-name="P4">    <text:span text:style-name="T14">signIn</text:span><text:span text:style-name="T37">,</text:span></text:p>
      <text:p text:style-name="P4">    <text:span text:style-name="T14">getUsers</text:span></text:p>
      <text:p text:style-name="P1">}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38541327" text:continue-numbering="true" text:style-name="L2">
        <text:list-item>
          <text:p text:style-name="P24">Luego trabajamos a nivel del <text:span text:style-name="T1">frontend </text:span>(<text:span text:style-name="T1">client</text:span>)</text:p>
        </text:list-item>
      </text:list>
      <text:p text:style-name="P8"/>
      <text:list xml:id="list38535040" text:continue-numbering="true" text:style-name="L2">
        <text:list-item>
          <text:p text:style-name="P25"><text:span text:style-name="T1">client → src → api → user.js :</text:span> </text:p>
        </text:list-item>
      </text:list>
      <text:p text:style-name="P8"/>
      <text:list xml:id="list38556765" text:continue-numbering="true" text:style-name="L2">
        <text:list-item>
          <text:p text:style-name="P15">Por ejemplo para el caso de <text:span text:style-name="T1">getUsers ( )</text:span> creada en el backend tendremos la correspondiente <text:span text:style-name="T1">getUserApi ( ) : </text:span></text:p>
        </text:list-item>
      </text:list>
      <text:p text:style-name="P11"/>
      <text:p text:style-name="P2"><text:span text:style-name="T38">export</text:span> <text:span text:style-name="T3">function</text:span> <text:span text:style-name="T13">getUserApi</text:span> (<text:span text:style-name="T27">token</text:span>) {</text:p>
      <text:p text:style-name="P7"><text:span text:style-name="T11">    </text:span><text:span text:style-name="T36">//debe comprobar el token del usuario para devolver lista </text:span></text:p>
      <text:p text:style-name="P4">    <text:span text:style-name="T35">//construccion de la url mediante la cual se ejecuta la funcionalidad </text:span></text:p>
      <text:p text:style-name="P7"><text:span text:style-name="T11">    </text:span><text:span text:style-name="T5">const</text:span><text:span text:style-name="T8"> </text:span><text:span text:style-name="T25">url</text:span><text:span text:style-name="T8"> = </text:span><text:span text:style-name="T20">`</text:span><text:span text:style-name="T5">${</text:span><text:span text:style-name="T25">basePath</text:span><text:span text:style-name="T5">}</text:span><text:span text:style-name="T20">/</text:span><text:span text:style-name="T5">${</text:span><text:span text:style-name="T25">apiVersion</text:span><text:span text:style-name="T5">}</text:span><text:span text:style-name="T20">/users`</text:span><text:span text:style-name="T8">;</text:span></text:p>
      <text:p text:style-name="P4">    <text:span text:style-name="T35">//parametros del Endpoint que vamos a enviar </text:span></text:p>
      <text:p text:style-name="P7"/>
      <text:p text:style-name="P7"><text:span text:style-name="T11">    </text:span><text:span text:style-name="T5">const</text:span><text:span text:style-name="T8"> </text:span><text:span text:style-name="T25">params</text:span><text:span text:style-name="T8"> = {                                              </text:span><text:span text:style-name="T36">// &lt;&lt;PARAMETROS DE PETICION&gt;&gt;</text:span></text:p>
      <text:p text:style-name="P4">        <text:span text:style-name="T28">method:</text:span><text:span text:style-name="T37"> </text:span><text:span text:style-name="T19">'GET'</text:span><text:span text:style-name="T37">,                                             </text:span><text:span text:style-name="T35">//  METODO</text:span></text:p>
      <text:p text:style-name="P4">        <text:span text:style-name="T35">//el parametro que le pasamos a la funcion en forma de JSON    ,  CUERPO </text:span></text:p>
      <text:p text:style-name="P4">        <text:span text:style-name="T28">headers:</text:span><text:span text:style-name="T37"> {</text:span></text:p>
      <text:p text:style-name="P4">            <text:span text:style-name="T19">"Content-type"</text:span><text:span text:style-name="T28">:</text:span><text:span text:style-name="T19">"application/json"</text:span><text:span text:style-name="T37">,  </text:span></text:p>
      <text:p text:style-name="P4">            <text:span text:style-name="T28">Authorization :</text:span><text:span text:style-name="T37"> </text:span><text:span text:style-name="T28">token</text:span><text:span text:style-name="T37"> ,</text:span></text:p>
      <text:p text:style-name="P7"><text:span text:style-name="T11">        </text:span><text:span text:style-name="T8">}</text:span></text:p>
      <text:p text:style-name="P4">    <text:span text:style-name="T37">};</text:span></text:p>
      <text:p text:style-name="P1"/>
      <text:p text:style-name="P4">     <text:span text:style-name="T35">// retornamos un fetch() o sea una peticion asincrona</text:span></text:p>
      <text:p text:style-name="P4">    <text:span text:style-name="T39">return</text:span><text:span text:style-name="T37"> </text:span><text:span text:style-name="T14">fetch</text:span><text:span text:style-name="T37"> (</text:span><text:span text:style-name="T24">url</text:span><text:span text:style-name="T37"> ,</text:span><text:span text:style-name="T24">params</text:span><text:span text:style-name="T37">)</text:span></text:p>
      <text:p text:style-name="P4">                <text:span text:style-name="T37">.</text:span><text:span text:style-name="T14">then</text:span><text:span text:style-name="T37"> (</text:span><text:span text:style-name="T28">response</text:span><text:span text:style-name="T37"> 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response</text:span><text:span text:style-name="T37">.</text:span><text:span text:style-name="T14">json</text:span><text:span text:style-name="T37">()</text:span></text:p>
      <text:p text:style-name="P4">                <text:span text:style-name="T37">})</text:span></text:p>
      <text:p text:style-name="P4">                <text:span text:style-name="T37">.</text:span><text:span text:style-name="T14">then</text:span><text:span text:style-name="T37"> (</text:span><text:span text:style-name="T28">result</text:span><text:span text:style-name="T37"> 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result</text:span><text:span text:style-name="T37"> ; </text:span></text:p>
      <text:p text:style-name="P4">                <text:span text:style-name="T37">})</text:span></text:p>
      <text:p text:style-name="P4">                <text:span text:style-name="T37">.</text:span><text:span text:style-name="T14">catch</text:span><text:span text:style-name="T37">(</text:span><text:span text:style-name="T28">err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err</text:span><text:span text:style-name="T37">.</text:span><text:span text:style-name="T28">message</text:span></text:p>
      <text:p text:style-name="P4">                <text:span text:style-name="T37">}</text:span></text:p>
      <text:p text:style-name="P7"/>
      <text:p text:style-name="P4">                <text:span text:style-name="T37">)</text:span></text:p>
      <text:p text:style-name="P1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995730363701782304" text:style-name="L4">
        <text:list-item>
          <text:p text:style-name="P19">Las tareas principales son : </text:p>
          <text:p text:style-name="P17"/>
          <text:p text:style-name="P17">1 . Construccion de Endpoint o url :</text:p>
          <text:p text:style-name="P17"/>
        </text:list-item>
      </text:list>
      <text:p text:style-name="P9"><text:span text:style-name="T7">const</text:span><text:span text:style-name="T10"> </text:span><text:span text:style-name="T26">url</text:span><text:span text:style-name="T10"> = </text:span><text:span text:style-name="T22">`</text:span><text:span text:style-name="T7">${</text:span><text:span text:style-name="T26">basePath</text:span><text:span text:style-name="T7">}</text:span><text:span text:style-name="T22">/</text:span><text:span text:style-name="T7">${</text:span><text:span text:style-name="T26">apiVersion</text:span><text:span text:style-name="T7">}</text:span><text:span text:style-name="T22">/users`</text:span><text:span text:style-name="T10">;</text:span></text:p>
      <text:p text:style-name="P3"/>
      <text:p text:style-name="P9"><text:tab/>2 . Configuracion de los params del endpoint o parametros de la peticion <text:s/>: </text:p>
      <text:p text:style-name="P9"/>
      <text:p text:style-name="P7"><text:span text:style-name="T5">const</text:span><text:span text:style-name="T8"> </text:span><text:span text:style-name="T25">params</text:span><text:span text:style-name="T8"> = {     </text:span><text:span text:style-name="T36">// &lt;&lt;PARAMETROS DE PETICION&gt;&gt;</text:span></text:p>
      <text:p text:style-name="P4">        <text:span text:style-name="T28">method:</text:span><text:span text:style-name="T37"> </text:span><text:span text:style-name="T19">'GET'</text:span><text:span text:style-name="T37">,     </text:span><text:span text:style-name="T35">//  METODO</text:span></text:p>
      <text:p text:style-name="P4">        <text:span text:style-name="T35">//el parametro que le pasamos a la funcion en forma de JSON    ,  CUERPO </text:span></text:p>
      <text:p text:style-name="P4">        <text:span text:style-name="T28">headers:</text:span><text:span text:style-name="T37"> {</text:span></text:p>
      <text:p text:style-name="P4">            <text:span text:style-name="T19">"Content-type"</text:span><text:span text:style-name="T28">:</text:span><text:span text:style-name="T19">"application/json"</text:span><text:span text:style-name="T37">,  </text:span></text:p>
      <text:p text:style-name="P4">            <text:span text:style-name="T28">Authorization :</text:span><text:span text:style-name="T37"> </text:span><text:span text:style-name="T28">token</text:span><text:span text:style-name="T37"> ,</text:span></text:p>
      <text:p text:style-name="P7"><text:span text:style-name="T11">        </text:span><text:span text:style-name="T8">}</text:span></text:p>
      <text:p text:style-name="P7"><text:span text:style-name="T12">    </text:span><text:span text:style-name="T9">};</text:span></text:p>
      <text:p text:style-name="P3"/>
      <text:p text:style-name="Standard"><text:tab/>3 . El fetch o peticion asincrona :</text:p>
      <text:p text:style-name="Standard"/>
      <text:p text:style-name="P4"> <text:span text:style-name="T39">return</text:span><text:span text:style-name="T37"> </text:span><text:span text:style-name="T14">fetch</text:span><text:span text:style-name="T37"> (</text:span><text:span text:style-name="T24">url</text:span><text:span text:style-name="T37"> ,</text:span><text:span text:style-name="T24">params</text:span><text:span text:style-name="T37">)</text:span></text:p>
      <text:p text:style-name="P4">                <text:span text:style-name="T37">.</text:span><text:span text:style-name="T14">then</text:span><text:span text:style-name="T37"> (</text:span><text:span text:style-name="T28">response</text:span><text:span text:style-name="T37"> 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response</text:span><text:span text:style-name="T37">.</text:span><text:span text:style-name="T14">json</text:span><text:span text:style-name="T37">()</text:span></text:p>
      <text:p text:style-name="P4">                <text:span text:style-name="T37">})</text:span></text:p>
      <text:p text:style-name="P4">                <text:span text:style-name="T37">.</text:span><text:span text:style-name="T14">then</text:span><text:span text:style-name="T37"> (</text:span><text:span text:style-name="T28">result</text:span><text:span text:style-name="T37"> 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result</text:span><text:span text:style-name="T37"> ; </text:span></text:p>
      <text:p text:style-name="P4">                <text:span text:style-name="T37">})</text:span></text:p>
      <text:p text:style-name="P4">                <text:span text:style-name="T37">.</text:span><text:span text:style-name="T14">catch</text:span><text:span text:style-name="T37">(</text:span><text:span text:style-name="T28">err</text:span><text:span text:style-name="T4">=&gt;</text:span><text:span text:style-name="T37"> {</text:span></text:p>
      <text:p text:style-name="P4">                    <text:span text:style-name="T39">return</text:span><text:span text:style-name="T37"> </text:span><text:span text:style-name="T28">err</text:span><text:span text:style-name="T37">.</text:span><text:span text:style-name="T28">message</text:span></text:p>
      <text:p text:style-name="P4">                <text:span text:style-name="T37">}</text:span></text:p>
      <text:p text:style-name="P7"/>
      <text:p text:style-name="P4">                <text:span text:style-name="T37">)</text:span></text:p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4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Noto Serif" svg:font-family="'Noto Serif'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4-02T13:30:40.98</meta:creation-date>
    <meta:generator>OpenOffice/4.1.7$Win32 OpenOffice.org_project/417m1$Build-9800</meta:generator>
    <dc:date>2022-03-08T18:31:16.34</dc:date>
    <dc:creator>leo puche</dc:creator>
    <meta:editing-duration>P3DT3H43M36S</meta:editing-duration>
    <meta:editing-cycles>6</meta:editing-cycles>
    <meta:document-statistic meta:table-count="0" meta:image-count="0" meta:object-count="0" meta:page-count="4" meta:paragraph-count="106" meta:word-count="540" meta:character-count="4068"/>
  </office:meta>
</office:document-meta>
</file>